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53.3mm"/>
    </style:style>
    <style:style style:name="co7" style:family="table-column">
      <style:table-column-properties fo:break-before="auto" style:column-width="34.9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38.96mm"/>
    </style:style>
    <style:style style:name="co10" style:family="table-column">
      <style:table-column-properties fo:break-before="auto" style:column-width="37.82mm"/>
    </style:style>
    <style:style style:name="co11" style:family="table-column">
      <style:table-column-properties fo:break-before="auto" style:column-width="3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" style:family="table-cell" style:parent-style-name="Default"/>
    <style:style style:name="ce7" style:family="table-cell" style:parent-style-name="Default">
      <style:map style:condition="cell-content()=&quot;Y&quot;" style:apply-style-name="Good" style:base-cell-address="'solvent free'.C2"/>
      <style:map style:condition="cell-content()=&quot;N&quot;" style:apply-style-name="Bad" style:base-cell-address="'solvent free'.C2"/>
      <style:map style:condition="cell-content()=0" style:apply-style-name="Bad" style:base-cell-address="'solvent free'.C2"/>
    </style:style>
    <style:style style:name="ce9" style:family="table-cell" style:parent-style-name="Default">
      <style:map style:condition="cell-content()=&quot;Y&quot;" style:apply-style-name="Good" style:base-cell-address="'solvent free'.L2"/>
      <style:map style:condition="cell-content()=&quot;N&quot;" style:apply-style-name="Bad" style:base-cell-address="'solvent free'.L2"/>
      <style:map style:condition="cell-content()=0" style:apply-style-name="Bad" style:base-cell-address="'solvent free'.L2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ABIKU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1-R methanol solvate hydrate</text:p>
          </table:table-cell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ABIL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1 diethyl ether solvate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ABILIJ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 1,4-dioxane dichloromethane solvate</text:p>
          </table:table-cell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ABILO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methanol solvate hydrate</text:p>
          </table:table-cell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ABILUV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methanol solvate</text:p>
          </table:table-cell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ABI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solvate</text:p>
          </table:table-cell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ABIME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A lot of disorder present in this cage back bone.</text:p>
          </table:table-cell>
          <table:table-cell office:value-type="string" calcext:value-type="string">
            <text:p>rac-TCC2 acetone dichloromethane solvate</text:p>
          </table:table-cell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ABIM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acetone dichloromethane solvate hydrate</text:p>
          </table:table-cell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ABIMO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age disordered by symmetry</text:p>
          </table:table-cell>
          <table:table-cell office:value-type="string" calcext:value-type="string">
            <text:p>rac-TCC2 isopropanol dichloromethane solvate</text:p>
          </table:table-cell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ABIMU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hydrate</text:p>
          </table:table-cell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ABINE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Significant disorder in Cage</text:p>
          </table:table-cell>
          <table:table-cell office:value-type="string" calcext:value-type="string">
            <text:p>TCC2-S TCC3-R dichloromethane 1,4-dioxane solvate</text:p>
          </table:table-cell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ABIN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diethyl ether solvate hydrate</text:p>
          </table:table-cell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ABIPA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tridecakis(dinitrogen)</text:p>
          </table:table-cell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ABIP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hydrate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ABIQI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AFJ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alactosaminium cucurbit[7]uril dihydrogen phosphate phosphoric acid ethanol solvate nonahydrate</text:p>
          </table:table-cell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AFJE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lucosaminium cucurbit[7]uril dihydrogen phosphate phosphoric acid ethanol solvate hydrate</text:p>
          </table:table-cell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ANH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02/anie.201610782</text:p>
          </table:table-cell>
          <table:table-cell office:value-type="string" calcext:value-type="string">
            <text:p>THF solvent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AXFO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DEDTO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DEDT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DEDVA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DEDVE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DENMI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DENMU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DENNA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705713</text:p>
          </table:table-cell>
          <table:table-cell office:value-type="string" calcext:value-type="string">
            <text:p>Severe disorder in cage</text:p>
          </table:table-cell>
          <table:table-cell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GICGU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21/acs.cgd.7b01422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IFAJ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IFAJ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IFAK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IFAK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IFAK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IYE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IYEM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IYEMI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KEN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39/C7ME0009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MAGJU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5b11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PAWSE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PAWSI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(1,3-dioxoisoindol-2-yl)-γ-cyclodextrin unknown solvate dihydrate</text:p>
          </table:table-cell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PIFHI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HUK.cif</text:p>
          </table:table-cell>
          <table:table-cell office:value-type="string" calcext:value-type="string">
            <text:p>PIF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PIFJ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PIFJ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PIFJ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Non-porous</text:p>
          </table:table-cell>
          <table:table-cell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PIFJO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PIFJ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PIFKA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PIFKEX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PIFKI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KOH.cif</text:p>
          </table:table-cell>
          <table:table-cell office:value-type="string" calcext:value-type="string">
            <text:p>PIFKO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UN.cif</text:p>
          </table:table-cell>
          <table:table-cell office:value-type="string" calcext:value-type="string">
            <text:p>PIFKU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PIFTO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PIFTU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PIFV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PIFV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PIFVI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PIFV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PIFVU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PIFWAF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REGD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REHC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RELZE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RELZI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RELZ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RELZ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REMBA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REMBE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SAVY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02/chem.20170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SENN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SENPA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SENPI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SENP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SENQA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SEN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SEN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SEN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SENQU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SENRA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SENR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TASP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TASQA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TASQ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TASQI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XAM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XAM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XAM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XAMQ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XAYMO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XAYMU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YEZ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bis(1,3-dimethylbenzene) clathrate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YEZMA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3-dimethylbenzene clathrate</text:p>
          </table:table-cell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YEZ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4,9,14,19,24,29,31,33,35,37,39,41-dodecaethoxypillar[6]arene 1,2-dimethylbenzene clathrate</text:p>
          </table:table-cell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YEZMO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4-dimethylbenzene clathrate</text:p>
          </table:table-cell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YEZMU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4-dimethylbenzene clathrate</text:p>
          </table:table-cell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YEZNA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3-dimethylbenzene clathrate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YIGQEN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oronate ester cage</text:p>
          </table:table-cell>
          <table:table-cell/>
        </table:table-row>
        <calcext:conditional-formats>
          <calcext:conditional-format calcext:target-range-address="'full DB'.E109:'full DB'.E109">
            <calcext:condition calcext:apply-style-name="Good" calcext:value="begins-with(&quot;Y&quot;)" calcext:base-cell-address="'full DB'.E109"/>
          </calcext:conditional-format>
          <calcext:conditional-format calcext:target-range-address="'full DB'.C2:'full DB'.E109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</calcext:conditional-formats>
      </table:table>
      <table:table table:name="solvent f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Disorder clean process:</text:p>
          </table:table-cell>
          <table:table-cell table:style-name="ce1" office:value-type="string" calcext:value-type="string">
            <text:p>XRD Pore diameters</text:p>
          </table:table-cell>
          <table:table-cell table:style-name="ce1" office:value-type="string" calcext:value-type="string">
            <text:p>Opt Pore Diameters</text:p>
          </table:table-cell>
          <table:table-cell table:style-name="ce1" office:value-type="string" calcext:value-type="string">
            <text:p>Shape Persistent?</text:p>
          </table:table-cell>
          <table:table-cell table:style-name="ce1" office:value-type="string" calcext:value-type="string">
            <text:p>Notes on optimization: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</text:p>
          </table:table-cell>
          <table:table-cell office:value-type="string" calcext:value-type="string">
            <text:p>5.3,3.9,5.4,5.4,5.2,5.4,5.2,3.3,5.2,5.4,3.3,3.9</text:p>
          </table:table-cell>
          <table:table-cell office:value-type="string" calcext:value-type="string">
            <text:p>5.6,2.6,5.6,5.6,5.6,5.6,5.6,2.6,5.6,5.6,2.6,2.6</text:p>
          </table:table-cell>
          <table:table-cell office:value-type="string" calcext:value-type="string">
            <text:p>Y/N</text:p>
          </table:table-cell>
          <table:table-cell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  <table:table-cell/>
          <table:table-cell office:value-type="string" calcext:value-type="string">
            <text:p>1.25,1.2,1.2,1.2,1.25,1.25</text:p>
          </table:table-cell>
          <table:table-cell office:value-type="string" calcext:value-type="string">
            <text:p>2.6,2.6,2.6,2.6,2.6,2.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. The nondisordered rings look a bit odd anyway.</text:p>
          </table:table-cell>
          <table:table-cell office:value-type="string" calcext:value-type="string">
            <text:p>3.5,3.5,3.5,3.5,3.5,3.5</text:p>
          </table:table-cell>
          <table:table-cell office:value-type="string" calcext:value-type="string">
            <text:p>0.5,1.2,1.2,1.2,1.2,1.2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I think the structure is shape persistent, but the disorder in the cage structure actually provides a larger pore than would be expected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 table:number-columns-repeated="2"/>
          <table:table-cell office:value-type="string" calcext:value-type="string">
            <text:p>5.3,4.1,5.3,4.1,5.3,5.3</text:p>
          </table:table-cell>
          <table:table-cell office:value-type="string" calcext:value-type="string">
            <text:p>5.6,4.5,5.6,4.4,5.6,5.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5.6,5.6,5.6,5.6,5.5,5.5,5.6,5.5</text:p>
          </table:table-cell>
          <table:table-cell office:value-type="string" calcext:value-type="string">
            <text:p>3.3,5.7,3.5,3,5,5.7,3.5,5.7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one of the two cage types (not CC3) in this structure seems to collapse slightly from optimization, but is still porous</text:p>
          </table:table-cell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4.7,4.8,4.8</text:p>
          </table:table-cell>
          <table:table-cell office:value-type="string" calcext:value-type="string">
            <text:p>5.2,5.2,5.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-0.82,-0.82</text:p>
          </table:table-cell>
          <table:table-cell office:value-type="string" calcext:value-type="string">
            <text:p>-0.77,2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 not porous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6.7,6.7</text:p>
          </table:table-cell>
          <table:table-cell office:value-type="string" calcext:value-type="string">
            <text:p>3.1,3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ring structure retains some overall structure, but does close the 1D channel during optimization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  <table:table-cell office:value-type="string" calcext:value-type="string">
            <text:p>where CH3 disordered: deleted atoms with ‘?’ in CIF using text editor</text:p>
          </table:table-cell>
          <table:table-cell office:value-type="string" calcext:value-type="string">
            <text:p>0.12,0.12</text:p>
          </table:table-cell>
          <table:table-cell office:value-type="string" calcext:value-type="string">
            <text:p>5.2,5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ring structure retains its integrity and opens up after optimization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  <table:table-cell office:value-type="string" calcext:value-type="string">
            <text:p>where H/F disordered: deleted atoms with ‘?’ in CIF using text editor</text:p>
          </table:table-cell>
          <table:table-cell office:value-type="string" calcext:value-type="string">
            <text:p>6.9,6.9</text:p>
          </table:table-cell>
          <table:table-cell office:value-type="string" calcext:value-type="string">
            <text:p>7.8,6.7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This is the most unique structure in this DB</text:p>
          </table:table-cell>
        </table:table-row>
        <calcext:conditional-formats>
          <calcext:conditional-format calcext:target-range-address="'solvent free'.C2:'solvent free'.E11">
            <calcext:condition calcext:apply-style-name="Good" calcext:value="=&quot;Y&quot;" calcext:base-cell-address="'solvent free'.C2"/>
            <calcext:condition calcext:apply-style-name="Bad" calcext:value="=&quot;N&quot;" calcext:base-cell-address="'solvent free'.C2"/>
            <calcext:condition calcext:apply-style-name="Bad" calcext:value="=0" calcext:base-cell-address="'solvent free'.C2"/>
          </calcext:conditional-format>
          <calcext:conditional-format calcext:target-range-address="'solvent free'.L2:'solvent free'.L11">
            <calcext:condition calcext:apply-style-name="Good" calcext:value="=&quot;Y&quot;" calcext:base-cell-address="'solvent free'.L2"/>
            <calcext:condition calcext:apply-style-name="Bad" calcext:value="=&quot;N&quot;" calcext:base-cell-address="'solvent free'.L2"/>
            <calcext:condition calcext:apply-style-name="Bad" calcext:value="=0" calcext:base-cell-address="'solvent free'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4:55:22.783707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3-27T20:26:05.410364246</dc:date>
    <meta:editing-duration>P4DT8H2M25S</meta:editing-duration>
    <meta:editing-cycles>300</meta:editing-cycles>
    <meta:document-statistic meta:table-count="2" meta:cell-count="845" meta:object-count="0"/>
  </office:meta>
</office:document-meta>
</file>